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74.08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52.12mm"/>
    </style:style>
    <style:style style:name="co6" style:family="table-column">
      <style:table-column-properties fo:break-before="auto" style:column-width="66.41mm"/>
    </style:style>
    <style:style style:name="co7" style:family="table-column">
      <style:table-column-properties fo:break-before="auto" style:column-width="26.1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9.47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Hyperlink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9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Excel_20_Built-in_20_Hyperlink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style-complex="normal" fo:color="#000000" fo:text-shadow="none" style:font-style-asian="normal" style:font-weight-complex="bold" style:font-weight-asian="bold" style:font-size-complex="11pt" style:font-size-asian="11pt" style:font-name-complex="Calibri" style:text-outline="false" fo:font-style="normal" style:text-line-through-type="none" style:text-underline-style="none" style:text-underline-color="font-color" fo:font-weight="bold" fo:font-size="11pt" style:font-name="Calibri" style:text-position="0%"/>
    </style:style>
    <style:style style:name="T2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" style:font-weight-complex="normal" fo:font-weight="normal" style:font-weight-asian="normal"/>
    </style:style>
    <style:style style:name="T3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" fo:font-weight="bold" style:font-weight-complex="bold" style:font-weight-asian="bold"/>
    </style:style>
    <style:style style:name="T4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" fo:font-weight="normal" style:font-weight-asian="normal" style:font-weight-complex="normal"/>
    </style:style>
    <style:style style:name="T5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" fo:font-weight="bold" style:font-weight-asian="bold" style:font-weight-complex="bold"/>
    </style:style>
    <style:style style:name="T6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7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Mark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ink</text:p>
          </table:table-cell>
          <table:table-cell table:style-name="ce11" office:value-type="string" calcext:value-type="string">
            <text:p>Preis</text:p>
          </table:table-cell>
          <table:table-cell table:style-name="ce13" office:value-type="string" calcext:value-type="string">
            <text:p>Info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SparkFun Electronics</text:p>
          </table:table-cell>
          <table:table-cell table:style-name="ce4" office:value-type="string" calcext:value-type="string">
            <text:p>TB6612FNG Motor -Treiber</text:p>
          </table:table-cell>
          <table:table-cell table:style-name="ce8" table:formula="of:=HYPERLINK(&quot;http://www.physicalcomputing.at/shop/article_A-1123300k/DC-Motor-Treiber-1A%2C-Dual.html?sessid=lt2mldDdtU2uMlrvo2j9g7LmMStCyRKstLezb1tnRGI675BCUrLPW7CA5upK3E7k&amp;shop_param=cid%3D10%26aid%3DA-1123300k%26&quot;; &quot;Motor Treiber&quot;)" office:value-type="string" office:string-value="Motor Treiber" calcext:value-type="string">
            <text:p>Motor Treiber</text:p>
          </table:table-cell>
          <table:table-cell table:style-name="ce12" office:value-type="string" calcext:value-type="string">
            <text:p>6,90 EUR +</text:p>
            <text:p> 5,50 EUR Versand</text:p>
          </table:table-cell>
          <table:table-cell table:style-name="ce5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Raspberry Pi Foundation</text:p>
          </table:table-cell>
          <table:table-cell table:style-name="ce5" office:value-type="string" calcext:value-type="string">
            <text:p>Raspberry Pi B-Modell</text:p>
          </table:table-cell>
          <table:table-cell table:style-name="ce9" table:formula="of:=HYPERLINK(&quot;https://geizhals.at/eu/raspberry-pi-modell-b-rev-2-0-a874581.html&quot;; &quot;RaspberryPi&quot;)" office:value-type="string" office:string-value="RaspberryPi" calcext:value-type="string">
            <text:p>RaspberryPi</text:p>
          </table:table-cell>
          <table:table-cell table:style-name="ce5" office:value-type="string" calcext:value-type="string">
            <text:p>Etwa 25 EUR + Versand</text:p>
          </table:table-cell>
          <table:table-cell table:style-name="ce5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Conrad</text:p>
          </table:table-cell>
          <table:table-cell table:style-name="ce5" office:value-type="string" calcext:value-type="string">
            <text:p>9V Alkaline Batterie</text:p>
          </table:table-cell>
          <table:table-cell table:style-name="ce9" table:formula="of:=HYPERLINK(&quot;http://www.conrad.at/ce/de/product/658014/9-V-Block-Batterie-Alkali-Mangan-Conrad-energy-6LR61-9-V-1-St?queryFromSuggest=true&quot;;&quot;Batterie&quot;)" office:value-type="string" office:string-value="Batterie" calcext:value-type="string">
            <text:p>Batterie</text:p>
          </table:table-cell>
          <table:table-cell table:style-name="ce5" office:value-type="string" calcext:value-type="string">
            <text:p>3,49 EUR</text:p>
          </table:table-cell>
          <table:table-cell table:style-name="ce5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Conrad</text:p>
          </table:table-cell>
          <table:table-cell table:style-name="ce5" office:value-type="string" calcext:value-type="string">
            <text:p>SZ-PP2011L Akku-Pack</text:p>
          </table:table-cell>
          <table:table-cell table:style-name="ce5"/>
          <table:table-cell table:style-name="ce5" office:value-type="string" calcext:value-type="string">
            <text:p>19,99 EUR</text:p>
          </table:table-cell>
          <table:table-cell table:style-name="ce14" office:value-type="string" calcext:value-type="string">
            <text:p><text:span text:style-name="T1">Alternativ:</text:span><text:span text:style-name="T2"> Beliebiger Akku mit</text:span><text:span text:style-name="T3"> 5V</text:span><text:span text:style-name="T4"> Ausgangsspannung und mind. </text:span><text:span text:style-name="T5">400mA</text:span><text:span text:style-name="T4"> Ausgangsstrom</text:span>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Netgear</text:p>
          </table:table-cell>
          <table:table-cell table:style-name="ce5" office:value-type="string" calcext:value-type="string">
            <text:p>WNA1100 Wireless USB Adapter</text:p>
          </table:table-cell>
          <table:table-cell table:style-name="ce9" table:formula="of:=HYPERLINK(&quot;http://www.amazon.de/Netgear-WNA1100-100PES-USB-Adapter-mit-Cradle/dp/B00380DI9Y/ref=pd_sim_computers_5?ie=UTF8&amp;refRID=03F5GQ932T4DB7EXTXJ0&quot;;&quot;WLAN-Stick&quot;)" office:value-type="string" office:string-value="WLAN-Stick" calcext:value-type="string">
            <text:p>WLAN-Stick</text:p>
          </table:table-cell>
          <table:table-cell table:style-name="ce5" office:value-type="string" calcext:value-type="string">
            <text:p>13,95 EUR</text:p>
          </table:table-cell>
          <table:table-cell table:style-name="ce5"/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Microsoft</text:p>
          </table:table-cell>
          <table:table-cell table:style-name="ce6" office:value-type="string" calcext:value-type="string">
            <text:p>Xbox 360 - Live Vision Kamera</text:p>
          </table:table-cell>
          <table:table-cell table:style-name="ce10" table:formula="of:=HYPERLINK(&quot;B6&quot;;&quot;Kamera&quot;)" office:value-type="string" office:string-value="Kamera" calcext:value-type="string">
            <text:p>Kamera</text:p>
          </table:table-cell>
          <table:table-cell table:style-name="ce6" office:value-type="string" calcext:value-type="string">
            <text:p>15,99 EUR</text:p>
          </table:table-cell>
          <table:table-cell table:style-name="ce14" office:value-type="string" calcext:value-type="string">
            <text:p><text:span text:style-name="T6">Alternativ: </text:span><text:span text:style-name="T7">Beliebige Kamera mit YUV Funktion</text:span>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SanDisk</text:p>
          </table:table-cell>
          <table:table-cell table:style-name="ce5" office:value-type="string" calcext:value-type="string">
            <text:p>SD-Card Ultra 8GB</text:p>
          </table:table-cell>
          <table:table-cell table:style-name="ce9" table:formula="of:=HYPERLINK(&quot;http://www.amazon.de/SanDisk-Ultra-Class-Speicherkarte-UHS-I/dp/B00812K4V4/ref=sr_1_cc_1?s=aps&amp;ie=UTF8&amp;qid=1403251689&amp;sr=1-1-catcorr&amp;keywords=sandisk+sd+card+8gb&quot;;&quot;SD-Card&quot;)" office:value-type="string" office:string-value="SD-Card" calcext:value-type="string">
            <text:p>SD-Card</text:p>
          </table:table-cell>
          <table:table-cell table:style-name="ce5" office:value-type="string" calcext:value-type="string">
            <text:p>14,65 EUR</text:p>
          </table:table-cell>
          <table:table-cell table:style-name="ce5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7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09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0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2" number:language="de" number:country="AT">
      <number:month number:textual="true"/>
      <number:text>.</number:text>
      <number:year/>
    </number:date-style>
    <number:time-style style:name="N10113" number:language="de" number:country="AT">
      <number:hours/>
      <number:text>:</number:text>
      <number:minutes number:style="long"/>
      <number:text> </number:text>
      <number:am-pm/>
    </number:time-style>
    <number:time-style style:name="N10114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AT">
      <number:number number:decimal-places="0" loext:min-decimal-places="0" number:min-integer-digits="1" number:grouping="true"/>
    </number:number-style>
    <number:number-style style:name="N10116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number number:decimal-places="0" loext:min-decimal-places="0" number:min-integer-digits="1" number:grouping="true"/>
    </number:number-style>
    <number:number-style style:name="N10117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2" loext:min-decimal-places="2" number:min-integer-digits="1" number:grouping="true"/>
    </number:number-style>
    <number:number-style style:name="N10118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loext:min-decimal-places="2" number:min-integer-digits="1" number:grouping="true"/>
    </number:number-style>
    <number:number-style style:name="N10119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e" number:country="A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e" number:country="AT">
      <loext:text> </loext:text>
      <loext:fill-character> </loext:fill-character>
      <number:text>- </number:text>
    </number:number-style>
    <number:text-style style:name="N10120" number:language="de" number:country="A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A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A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AT">
      <loext:text> € </loext:text>
      <loext:fill-character> </loext:fill-character>
      <number:text>- </number:text>
    </number:number-style>
    <number:text-style style:name="N10121" number:language="de" number:country="A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A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e" number:country="A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e" number:country="A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e" number:country="A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A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A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A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A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2:48:41</meta:creation-date>
    <meta:initial-creator>Viktor</meta:initial-creator>
    <dc:language>de-AT</dc:language>
    <dc:date>2017-01-21T12:34:07.936493277</dc:date>
    <meta:editing-cycles>3</meta:editing-cycles>
    <meta:editing-duration>PT9M55S</meta:editing-duration>
    <meta:generator>LibreOffice/5.1.4.2$Linux_X86_64 LibreOffice_project/10m0$Build-2</meta:generator>
    <meta:document-statistic meta:table-count="1" meta:cell-count="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